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9b2c" officeooo:paragraph-rsid="00019b2c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8b3ac" officeooo:paragraph-rsid="0008b3ac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6pt" fo:font-weight="normal" officeooo:rsid="000974dd" officeooo:paragraph-rsid="000974dd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a5d32" officeooo:paragraph-rsid="000a5d3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bc725" officeooo:paragraph-rsid="000bc725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fc9cc" officeooo:paragraph-rsid="000fc9cc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19868" officeooo:paragraph-rsid="00119868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9eff" officeooo:paragraph-rsid="00129ef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18aa" officeooo:paragraph-rsid="001418aa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5ec69" officeooo:paragraph-rsid="0015ec69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7b73b" officeooo:paragraph-rsid="0017b73b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b849e" officeooo:paragraph-rsid="001b849e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officeooo:rsid="000dcabc" fo:background-color="#fff200" loext:char-shading-value="0" style:font-weight-asian="bold" style:font-weight-complex="bold"/>
    </style:style>
    <style:style style:name="T4" style:family="text">
      <style:text-properties officeooo:rsid="000c1e76"/>
    </style:style>
    <style:style style:name="T5" style:family="text">
      <style:text-properties officeooo:rsid="000dcabc"/>
    </style:style>
    <style:style style:name="T6" style:family="text">
      <style:text-properties officeooo:rsid="001abb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 UP THE SCRIPT</text:p>
      <text:p text:style-name="P1"/>
      <text:p text:style-name="P3">we will keep path to hosts file in a variable:</text:p>
      <text:p text:style-name="P3"><text:tab/></text:p>
      <text:p text:style-name="P3"><text:tab/>hosts_path = 'c:\Windows\System32\drivers\etc\hosts'</text:p>
      <text:p text:style-name="P3"/>
      <text:p text:style-name="P4">but!!! if we have i.e. ‘\n’ or ‘\t’ in the path string, they will be counted as special charactes, to avoid this, we have two solutions:</text:p>
      <text:p text:style-name="P4"/>
      <text:p text:style-name="P4"><text:tab/>hosts_path = <text:span text:style-name="T2">r</text:span>'c:\Windows\System32\drivers\etc\hosts'</text:p>
      <text:p text:style-name="P4"/>
      <text:p text:style-name="P5"><text:span text:style-name="T4">this way </text:span>we are passing a <text:span text:style-name="T1">raw string </text:span><text:span text:style-name="T5">(the string does not contain any special characters)</text:span><text:span text:style-name="T1"> </text:span>to the variable, <text:span text:style-name="T5">we can also do this another way:</text:span></text:p>
      <text:p text:style-name="P5"/>
      <text:p text:style-name="P5"><text:tab/>hosts_path = 'c<text:span text:style-name="T2">:</text:span><text:a xlink:type="simple" xlink:href="file://Windows//System32//drivers//etc//hosts" text:style-name="Internet_20_link" text:visited-style-name="Visited_20_Internet_20_Link"><text:span text:style-name="T3">\</text:span></text:a><text:a xlink:type="simple" xlink:href="file://Windows//System32//drivers//etc//hosts" text:style-name="Internet_20_link" text:visited-style-name="Visited_20_Internet_20_Link"><text:span text:style-name="T2">\</text:span></text:a><text:a xlink:type="simple" xlink:href="file://Windows//System32//drivers//etc//hosts" text:style-name="Internet_20_link" text:visited-style-name="Visited_20_Internet_20_Link">Windows</text:a><text:a xlink:type="simple" xlink:href="file://Windows//System32//drivers//etc//hosts" text:style-name="Internet_20_link" text:visited-style-name="Visited_20_Internet_20_Link"><text:span text:style-name="T2">\</text:span></text:a><text:a xlink:type="simple" xlink:href="file://Windows//System32//drivers//etc//hosts" text:style-name="Internet_20_link" text:visited-style-name="Visited_20_Internet_20_Link"><text:span text:style-name="T3">\</text:span></text:a><text:a xlink:type="simple" xlink:href="file://Windows//System32//drivers//etc//hosts" text:style-name="Internet_20_link" text:visited-style-name="Visited_20_Internet_20_Link">System32</text:a><text:a xlink:type="simple" xlink:href="file://Windows//System32//drivers//etc//hosts" text:style-name="Internet_20_link" text:visited-style-name="Visited_20_Internet_20_Link"><text:span text:style-name="T3">\</text:span></text:a><text:a xlink:type="simple" xlink:href="file://Windows//System32//drivers//etc//hosts" text:style-name="Internet_20_link" text:visited-style-name="Visited_20_Internet_20_Link"><text:span text:style-name="T2">\</text:span></text:a><text:a xlink:type="simple" xlink:href="file://Windows//System32//drivers//etc//hosts" text:style-name="Internet_20_link" text:visited-style-name="Visited_20_Internet_20_Link">drivers</text:a><text:a xlink:type="simple" xlink:href="file://Windows//System32//drivers//etc//hosts" text:style-name="Internet_20_link" text:visited-style-name="Visited_20_Internet_20_Link"><text:span text:style-name="T2">\</text:span></text:a><text:a xlink:type="simple" xlink:href="file://Windows//System32//drivers//etc//hosts" text:style-name="Internet_20_link" text:visited-style-name="Visited_20_Internet_20_Link"><text:span text:style-name="T3">\</text:span></text:a><text:a xlink:type="simple" xlink:href="file://Windows//System32//drivers//etc//hosts" text:style-name="Internet_20_link" text:visited-style-name="Visited_20_Internet_20_Link">etc</text:a><text:a xlink:type="simple" xlink:href="file://Windows//System32//drivers//etc//hosts" text:style-name="Internet_20_link" text:visited-style-name="Visited_20_Internet_20_Link"><text:span text:style-name="T3">\</text:span></text:a><text:a xlink:type="simple" xlink:href="file://Windows//System32//drivers//etc//hosts" text:style-name="Internet_20_link" text:visited-style-name="Visited_20_Internet_20_Link"><text:span text:style-name="T2">\</text:span></text:a><text:a xlink:type="simple" xlink:href="file://Windows//System32//drivers//etc//hosts" text:style-name="Internet_20_link" text:visited-style-name="Visited_20_Internet_20_Link">hosts</text:a>'</text:p>
      <text:p text:style-name="P5"/>
      <text:p text:style-name="P6">We will keep the <text:span text:style-name="T1">destructive websites urls</text:span> in a list:</text:p>
      <text:p text:style-name="P6"/>
      <text:p text:style-name="P7">We will add the lines to the hosts file at 8 a.m. and remove them at 4 p.m.</text:p>
      <text:p text:style-name="P8">The script will run in infinite loop:</text:p>
      <text:p text:style-name="P8"/>
      <text:p text:style-name="P8"><text:tab/>while True:</text:p>
      <text:p text:style-name="P8"><text:tab/><text:tab/>//code</text:p>
      <text:p text:style-name="P8"/>
      <text:p text:style-name="P9">Ctrl+C to interrupt the program.</text:p>
      <text:p text:style-name="P9"/>
      <text:p text:style-name="P10">But we dont want the program to run non-stop, so we add a wait</text:p>
      <text:p text:style-name="P10"/>
      <text:p text:style-name="P10"><text:tab/>import time</text:p>
      <text:p text:style-name="P10"/>
      <text:p text:style-name="P10">and then, inside the while loop:</text:p>
      <text:p text:style-name="P10"/>
      <text:p text:style-name="P10"><text:tab/>time.wait(seconds_to_wait)</text:p>
      <text:p text:style-name="P10"/>
      <text:p text:style-name="P10"/>
      <text:p text:style-name="P10"/>
      <text:p text:style-name="P11"><text:soft-page-break/>We want to check the time inside the loop:</text:p>
      <text:p text:style-name="P11"/>
      <text:p text:style-name="P9"><text:tab/>from datetime import datetime as dt</text:p>
      <text:p text:style-name="P9"><text:tab/><text:span text:style-name="T6">dt.now()</text:span></text:p>
      <text:p text:style-name="P9"/>
      <text:p text:style-name="P12">and then check if those are working hours:</text:p>
      <text:p text:style-name="P12"/>
      <text:p text:style-name="P12"><text:tab/>while True:</text:p>
      <text:p text:style-name="P12"><text:s text:c="4"/><text:tab/><text:tab/>if 8 &lt; dt.now().hour &lt; 16:</text:p>
      <text:p text:style-name="P12"><text:s text:c="8"/><text:tab/><text:tab/><text:tab/>print('Working hours...')</text:p>
      <text:p text:style-name="P12"><text:s text:c="4"/><text:tab/><text:tab/>else:</text:p>
      <text:p text:style-name="P12"><text:s text:c="8"/><text:tab/><text:tab/><text:tab/>print('Have fun!')</text:p>
      <text:p text:style-name="P12"><text:s text:c="4"/><text:tab/><text:tab/>time.sleep(5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5-09T20:37:55.613000000</dc:date>
    <meta:editing-duration>PT1H34M53S</meta:editing-duration>
    <meta:editing-cycles>22</meta:editing-cycles>
    <meta:document-statistic meta:table-count="0" meta:image-count="0" meta:object-count="0" meta:page-count="2" meta:paragraph-count="28" meta:word-count="179" meta:character-count="1126" meta:non-whitespace-character-count="922"/>
  </office:meta>
</office:document-meta>
</file>